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0.554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Iterations</text:p>
          </table:table-cell>
          <table:table-cell office:value-type="string">
            <text:p>Time</text:p>
          </table:table-cell>
          <table:table-cell office:value-type="string">
            <text:p>RAM</text:p>
          </table:table-cell>
          <table:table-cell/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1293822176.15607">
            <text:p>1293822176.15607</text:p>
          </table:table-cell>
          <table:table-cell office:value-type="float" office:value="13158">
            <text:p>13158</text:p>
          </table:table-cell>
          <table:table-cell/>
        </table:table-row>
        <table:table-row table:style-name="ro1">
          <table:table-cell/>
          <table:table-cell office:value-type="float" office:value="200000">
            <text:p>200000</text:p>
          </table:table-cell>
          <table:table-cell office:value-type="float" office:value="1293822185.53126">
            <text:p>1293822185.53126</text:p>
          </table:table-cell>
          <table:table-cell office:value-type="float" office:value="24484">
            <text:p>24484</text:p>
          </table:table-cell>
          <table:table-cell/>
        </table:table-row>
        <table:table-row table:style-name="ro1">
          <table:table-cell/>
          <table:table-cell office:value-type="float" office:value="300000">
            <text:p>300000</text:p>
          </table:table-cell>
          <table:table-cell office:value-type="float" office:value="1293822196.39603">
            <text:p>1293822196.39603</text:p>
          </table:table-cell>
          <table:table-cell office:value-type="float" office:value="35280">
            <text:p>35280</text:p>
          </table:table-cell>
          <table:table-cell/>
        </table:table-row>
        <table:table-row table:style-name="ro1">
          <table:table-cell/>
          <table:table-cell office:value-type="float" office:value="400000">
            <text:p>400000</text:p>
          </table:table-cell>
          <table:table-cell office:value-type="float" office:value="1293822208.10009">
            <text:p>1293822208.10009</text:p>
          </table:table-cell>
          <table:table-cell office:value-type="float" office:value="45707">
            <text:p>45707</text:p>
          </table:table-cell>
          <table:table-cell/>
        </table:table-row>
        <table:table-row table:style-name="ro1">
          <table:table-cell/>
          <table:table-cell office:value-type="float" office:value="500000">
            <text:p>500000</text:p>
          </table:table-cell>
          <table:table-cell office:value-type="float" office:value="1293822220.76939">
            <text:p>1293822220.76939</text:p>
          </table:table-cell>
          <table:table-cell office:value-type="float" office:value="56026">
            <text:p>56026</text:p>
          </table:table-cell>
          <table:table-cell/>
        </table:table-row>
        <table:table-row table:style-name="ro1">
          <table:table-cell/>
          <table:table-cell office:value-type="float" office:value="600000">
            <text:p>600000</text:p>
          </table:table-cell>
          <table:table-cell office:value-type="float" office:value="1293822233.62483">
            <text:p>1293822233.62483</text:p>
          </table:table-cell>
          <table:table-cell office:value-type="float" office:value="66000">
            <text:p>66000</text:p>
          </table:table-cell>
          <table:table-cell/>
        </table:table-row>
        <table:table-row table:style-name="ro1">
          <table:table-cell/>
          <table:table-cell office:value-type="float" office:value="700000">
            <text:p>700000</text:p>
          </table:table-cell>
          <table:table-cell office:value-type="float" office:value="1293822247.15792">
            <text:p>1293822247.15792</text:p>
          </table:table-cell>
          <table:table-cell office:value-type="float" office:value="75859">
            <text:p>75859</text:p>
          </table:table-cell>
          <table:table-cell/>
        </table:table-row>
        <table:table-row table:style-name="ro1">
          <table:table-cell/>
          <table:table-cell office:value-type="float" office:value="800000">
            <text:p>800000</text:p>
          </table:table-cell>
          <table:table-cell office:value-type="float" office:value="1293822260.9927">
            <text:p>1293822260.9927</text:p>
          </table:table-cell>
          <table:table-cell office:value-type="float" office:value="85627">
            <text:p>85627</text:p>
          </table:table-cell>
          <table:table-cell/>
        </table:table-row>
        <table:table-row table:style-name="ro1">
          <table:table-cell/>
          <table:table-cell office:value-type="float" office:value="900000">
            <text:p>900000</text:p>
          </table:table-cell>
          <table:table-cell office:value-type="float" office:value="1293822275.17897">
            <text:p>1293822275.17897</text:p>
          </table:table-cell>
          <table:table-cell office:value-type="float" office:value="95027">
            <text:p>95027</text:p>
          </table:table-cell>
          <table:table-cell/>
        </table:table-row>
        <table:table-row table:style-name="ro1">
          <table:table-cell/>
          <table:table-cell office:value-type="float" office:value="1000000">
            <text:p>1000000</text:p>
          </table:table-cell>
          <table:table-cell office:value-type="float" office:value="1293822289.8204">
            <text:p>1293822289.8204</text:p>
          </table:table-cell>
          <table:table-cell office:value-type="float" office:value="104095">
            <text:p>104095</text:p>
          </table:table-cell>
          <table:table-cell/>
        </table:table-row>
        <table:table-row table:style-name="ro1">
          <table:table-cell/>
          <table:table-cell office:value-type="float" office:value="1100000">
            <text:p>1100000</text:p>
          </table:table-cell>
          <table:table-cell office:value-type="float" office:value="1293822304.56545">
            <text:p>1293822304.56545</text:p>
          </table:table-cell>
          <table:table-cell office:value-type="float" office:value="113342">
            <text:p>113342</text:p>
          </table:table-cell>
          <table:table-cell/>
        </table:table-row>
        <table:table-row table:style-name="ro1">
          <table:table-cell/>
          <table:table-cell office:value-type="float" office:value="1200000">
            <text:p>1200000</text:p>
          </table:table-cell>
          <table:table-cell office:value-type="float" office:value="1293822319.29623">
            <text:p>1293822319.29623</text:p>
          </table:table-cell>
          <table:table-cell office:value-type="float" office:value="122129">
            <text:p>122129</text:p>
          </table:table-cell>
          <table:table-cell/>
        </table:table-row>
        <table:table-row table:style-name="ro1">
          <table:table-cell/>
          <table:table-cell office:value-type="float" office:value="1300000">
            <text:p>1300000</text:p>
          </table:table-cell>
          <table:table-cell office:value-type="float" office:value="1293822334.28178">
            <text:p>1293822334.28178</text:p>
          </table:table-cell>
          <table:table-cell office:value-type="float" office:value="131147">
            <text:p>131147</text:p>
          </table:table-cell>
          <table:table-cell/>
        </table:table-row>
        <table:table-row table:style-name="ro1">
          <table:table-cell/>
          <table:table-cell office:value-type="float" office:value="1400000">
            <text:p>1400000</text:p>
          </table:table-cell>
          <table:table-cell office:value-type="float" office:value="1293822349.15329">
            <text:p>1293822349.15329</text:p>
          </table:table-cell>
          <table:table-cell office:value-type="float" office:value="140049">
            <text:p>140049</text:p>
          </table:table-cell>
          <table:table-cell/>
        </table:table-row>
        <table:table-row table:style-name="ro1">
          <table:table-cell/>
          <table:table-cell office:value-type="float" office:value="1500000">
            <text:p>1500000</text:p>
          </table:table-cell>
          <table:table-cell office:value-type="float" office:value="1293822364.26151">
            <text:p>1293822364.26151</text:p>
          </table:table-cell>
          <table:table-cell office:value-type="float" office:value="149204">
            <text:p>149204</text:p>
          </table:table-cell>
          <table:table-cell/>
        </table:table-row>
        <table:table-row table:style-name="ro1">
          <table:table-cell/>
          <table:table-cell office:value-type="float" office:value="1600000">
            <text:p>1600000</text:p>
          </table:table-cell>
          <table:table-cell office:value-type="float" office:value="1293822379.31962">
            <text:p>1293822379.31962</text:p>
          </table:table-cell>
          <table:table-cell office:value-type="float" office:value="158404">
            <text:p>158404</text:p>
          </table:table-cell>
          <table:table-cell/>
        </table:table-row>
        <table:table-row table:style-name="ro1">
          <table:table-cell/>
          <table:table-cell office:value-type="float" office:value="1700000">
            <text:p>1700000</text:p>
          </table:table-cell>
          <table:table-cell office:value-type="float" office:value="1293822394.03019">
            <text:p>1293822394.03019</text:p>
          </table:table-cell>
          <table:table-cell office:value-type="float" office:value="167531">
            <text:p>167531</text:p>
          </table:table-cell>
          <table:table-cell/>
        </table:table-row>
        <table:table-row table:style-name="ro1">
          <table:table-cell/>
          <table:table-cell office:value-type="float" office:value="1800000">
            <text:p>1800000</text:p>
          </table:table-cell>
          <table:table-cell office:value-type="float" office:value="1293822408.29696">
            <text:p>1293822408.29696</text:p>
          </table:table-cell>
          <table:table-cell office:value-type="float" office:value="176476">
            <text:p>176476</text:p>
          </table:table-cell>
          <table:table-cell/>
        </table:table-row>
        <table:table-row table:style-name="ro1">
          <table:table-cell/>
          <table:table-cell office:value-type="float" office:value="1900000">
            <text:p>1900000</text:p>
          </table:table-cell>
          <table:table-cell office:value-type="float" office:value="1293822422.93348">
            <text:p>1293822422.93348</text:p>
          </table:table-cell>
          <table:table-cell office:value-type="float" office:value="185799">
            <text:p>185799</text:p>
          </table:table-cell>
          <table:table-cell/>
        </table:table-row>
        <table:table-row table:style-name="ro1">
          <table:table-cell/>
          <table:table-cell office:value-type="float" office:value="2000000">
            <text:p>2000000</text:p>
          </table:table-cell>
          <table:table-cell office:value-type="float" office:value="1293822437.69876">
            <text:p>1293822437.69876</text:p>
          </table:table-cell>
          <table:table-cell office:value-type="float" office:value="195484">
            <text:p>195484</text:p>
          </table:table-cell>
          <table:table-cell/>
        </table:table-row>
        <table:table-row table:style-name="ro1">
          <table:table-cell/>
          <table:table-cell office:value-type="float" office:value="2100000">
            <text:p>2100000</text:p>
          </table:table-cell>
          <table:table-cell office:value-type="float" office:value="1293822453.19211">
            <text:p>1293822453.19211</text:p>
          </table:table-cell>
          <table:table-cell office:value-type="float" office:value="205634">
            <text:p>205634</text:p>
          </table:table-cell>
          <table:table-cell/>
        </table:table-row>
        <table:table-row table:style-name="ro1">
          <table:table-cell/>
          <table:table-cell office:value-type="float" office:value="2200000">
            <text:p>2200000</text:p>
          </table:table-cell>
          <table:table-cell office:value-type="float" office:value="1293822469.86189">
            <text:p>1293822469.86189</text:p>
          </table:table-cell>
          <table:table-cell office:value-type="float" office:value="216102">
            <text:p>216102</text:p>
          </table:table-cell>
          <table:table-cell/>
        </table:table-row>
        <table:table-row table:style-name="ro1">
          <table:table-cell/>
          <table:table-cell office:value-type="float" office:value="2300000">
            <text:p>2300000</text:p>
          </table:table-cell>
          <table:table-cell office:value-type="float" office:value="1293822487.41881">
            <text:p>1293822487.41881</text:p>
          </table:table-cell>
          <table:table-cell office:value-type="float" office:value="226585">
            <text:p>226585</text:p>
          </table:table-cell>
          <table:table-cell/>
        </table:table-row>
        <table:table-row table:style-name="ro1">
          <table:table-cell/>
          <table:table-cell office:value-type="float" office:value="2400000">
            <text:p>2400000</text:p>
          </table:table-cell>
          <table:table-cell office:value-type="float" office:value="1293822503.78321">
            <text:p>1293822503.78321</text:p>
          </table:table-cell>
          <table:table-cell office:value-type="float" office:value="237372">
            <text:p>237372</text:p>
          </table:table-cell>
          <table:table-cell/>
        </table:table-row>
        <table:table-row table:style-name="ro1">
          <table:table-cell/>
          <table:table-cell office:value-type="float" office:value="2500000">
            <text:p>2500000</text:p>
          </table:table-cell>
          <table:table-cell office:value-type="float" office:value="1293822523.92334">
            <text:p>1293822523.92334</text:p>
          </table:table-cell>
          <table:table-cell office:value-type="float" office:value="248271">
            <text:p>248271</text:p>
          </table:table-cell>
          <table:table-cell/>
        </table:table-row>
        <table:table-row table:style-name="ro1">
          <table:table-cell/>
          <table:table-cell office:value-type="float" office:value="2600000">
            <text:p>2600000</text:p>
          </table:table-cell>
          <table:table-cell office:value-type="float" office:value="1293822541.06427">
            <text:p>1293822541.06427</text:p>
          </table:table-cell>
          <table:table-cell office:value-type="float" office:value="259247">
            <text:p>259247</text:p>
          </table:table-cell>
          <table:table-cell/>
        </table:table-row>
        <table:table-row table:style-name="ro1">
          <table:table-cell/>
          <table:table-cell office:value-type="float" office:value="2700000">
            <text:p>2700000</text:p>
          </table:table-cell>
          <table:table-cell office:value-type="float" office:value="1293822561.71969">
            <text:p>1293822561.71969</text:p>
          </table:table-cell>
          <table:table-cell office:value-type="float" office:value="270375">
            <text:p>270375</text:p>
          </table:table-cell>
          <table:table-cell/>
        </table:table-row>
        <table:table-row table:style-name="ro1">
          <table:table-cell/>
          <table:table-cell office:value-type="float" office:value="2800000">
            <text:p>2800000</text:p>
          </table:table-cell>
          <table:table-cell office:value-type="float" office:value="1293822581.67284">
            <text:p>1293822581.67284</text:p>
          </table:table-cell>
          <table:table-cell office:value-type="float" office:value="281145">
            <text:p>281145</text:p>
          </table:table-cell>
          <table:table-cell/>
        </table:table-row>
        <table:table-row table:style-name="ro1">
          <table:table-cell/>
          <table:table-cell office:value-type="float" office:value="2900000">
            <text:p>2900000</text:p>
          </table:table-cell>
          <table:table-cell office:value-type="float" office:value="1293822599.50303">
            <text:p>1293822599.50303</text:p>
          </table:table-cell>
          <table:table-cell office:value-type="float" office:value="292216">
            <text:p>292216</text:p>
          </table:table-cell>
          <table:table-cell/>
        </table:table-row>
        <table:table-row table:style-name="ro1">
          <table:table-cell/>
          <table:table-cell office:value-type="float" office:value="3000000">
            <text:p>3000000</text:p>
          </table:table-cell>
          <table:table-cell office:value-type="float" office:value="1293822621.0084">
            <text:p>1293822621.0084</text:p>
          </table:table-cell>
          <table:table-cell office:value-type="float" office:value="303317">
            <text:p>303317</text:p>
          </table:table-cell>
          <table:table-cell/>
        </table:table-row>
        <table:table-row table:style-name="ro1">
          <table:table-cell/>
          <table:table-cell office:value-type="float" office:value="3100000">
            <text:p>3100000</text:p>
          </table:table-cell>
          <table:table-cell office:value-type="float" office:value="1293822643.29833">
            <text:p>1293822643.29833</text:p>
          </table:table-cell>
          <table:table-cell office:value-type="float" office:value="314247">
            <text:p>314247</text:p>
          </table:table-cell>
          <table:table-cell/>
        </table:table-row>
        <table:table-row table:style-name="ro1">
          <table:table-cell/>
          <table:table-cell office:value-type="float" office:value="3200000">
            <text:p>3200000</text:p>
          </table:table-cell>
          <table:table-cell office:value-type="float" office:value="1293822661.99962">
            <text:p>1293822661.99962</text:p>
          </table:table-cell>
          <table:table-cell office:value-type="float" office:value="325412">
            <text:p>325412</text:p>
          </table:table-cell>
          <table:table-cell/>
        </table:table-row>
        <table:table-row table:style-name="ro1">
          <table:table-cell/>
          <table:table-cell office:value-type="float" office:value="3300000">
            <text:p>3300000</text:p>
          </table:table-cell>
          <table:table-cell office:value-type="float" office:value="1293822681.72792">
            <text:p>1293822681.72792</text:p>
          </table:table-cell>
          <table:table-cell office:value-type="float" office:value="336404">
            <text:p>336404</text:p>
          </table:table-cell>
          <table:table-cell/>
        </table:table-row>
        <table:table-row table:style-name="ro1">
          <table:table-cell/>
          <table:table-cell office:value-type="float" office:value="3400000">
            <text:p>3400000</text:p>
          </table:table-cell>
          <table:table-cell office:value-type="float" office:value="1293822702.53941">
            <text:p>1293822702.53941</text:p>
          </table:table-cell>
          <table:table-cell office:value-type="float" office:value="339988">
            <text:p>339988</text:p>
          </table:table-cell>
          <table:table-cell/>
        </table:table-row>
        <table:table-row table:style-name="ro1">
          <table:table-cell/>
          <table:table-cell office:value-type="float" office:value="3500000">
            <text:p>3500000</text:p>
          </table:table-cell>
          <table:table-cell office:value-type="float" office:value="1293822725.98911">
            <text:p>1293822725.98911</text:p>
          </table:table-cell>
          <table:table-cell office:value-type="float" office:value="343516">
            <text:p>343516</text:p>
          </table:table-cell>
          <table:table-cell/>
        </table:table-row>
        <table:table-row table:style-name="ro1">
          <table:table-cell/>
          <table:table-cell office:value-type="float" office:value="3600000">
            <text:p>3600000</text:p>
          </table:table-cell>
          <table:table-cell office:value-type="float" office:value="1293822744.95387">
            <text:p>1293822744.95387</text:p>
          </table:table-cell>
          <table:table-cell office:value-type="float" office:value="346922">
            <text:p>346922</text:p>
          </table:table-cell>
          <table:table-cell/>
        </table:table-row>
        <table:table-row table:style-name="ro1">
          <table:table-cell/>
          <table:table-cell office:value-type="float" office:value="3700000">
            <text:p>3700000</text:p>
          </table:table-cell>
          <table:table-cell office:value-type="float" office:value="1293822763.39974">
            <text:p>1293822763.39974</text:p>
          </table:table-cell>
          <table:table-cell office:value-type="float" office:value="350487">
            <text:p>350487</text:p>
          </table:table-cell>
          <table:table-cell/>
        </table:table-row>
        <table:table-row table:style-name="ro1">
          <table:table-cell/>
          <table:table-cell office:value-type="float" office:value="3800000">
            <text:p>3800000</text:p>
          </table:table-cell>
          <table:table-cell office:value-type="float" office:value="1293822781.86404">
            <text:p>1293822781.86404</text:p>
          </table:table-cell>
          <table:table-cell office:value-type="float" office:value="354002">
            <text:p>354002</text:p>
          </table:table-cell>
          <table:table-cell/>
        </table:table-row>
        <table:table-row table:style-name="ro1">
          <table:table-cell/>
          <table:table-cell office:value-type="float" office:value="3900000">
            <text:p>3900000</text:p>
          </table:table-cell>
          <table:table-cell office:value-type="float" office:value="1293822799.86482">
            <text:p>1293822799.86482</text:p>
          </table:table-cell>
          <table:table-cell office:value-type="float" office:value="357542">
            <text:p>357542</text:p>
          </table:table-cell>
          <table:table-cell/>
        </table:table-row>
        <table:table-row table:style-name="ro1">
          <table:table-cell/>
          <table:table-cell office:value-type="float" office:value="4000000">
            <text:p>4000000</text:p>
          </table:table-cell>
          <table:table-cell office:value-type="float" office:value="1293822824.12321">
            <text:p>1293822824.12321</text:p>
          </table:table-cell>
          <table:table-cell office:value-type="float" office:value="361188">
            <text:p>361188</text:p>
          </table:table-cell>
          <table:table-cell/>
        </table:table-row>
        <table:table-row table:style-name="ro1">
          <table:table-cell/>
          <table:table-cell office:value-type="float" office:value="4100000">
            <text:p>4100000</text:p>
          </table:table-cell>
          <table:table-cell office:value-type="float" office:value="1293822847.73379">
            <text:p>1293822847.73379</text:p>
          </table:table-cell>
          <table:table-cell office:value-type="float" office:value="364698">
            <text:p>364698</text:p>
          </table:table-cell>
          <table:table-cell/>
        </table:table-row>
        <table:table-row table:style-name="ro1">
          <table:table-cell/>
          <table:table-cell office:value-type="float" office:value="4200000">
            <text:p>4200000</text:p>
          </table:table-cell>
          <table:table-cell office:value-type="float" office:value="1293822867.54111">
            <text:p>1293822867.54111</text:p>
          </table:table-cell>
          <table:table-cell office:value-type="float" office:value="368093">
            <text:p>368093</text:p>
          </table:table-cell>
          <table:table-cell/>
        </table:table-row>
        <table:table-row table:style-name="ro1">
          <table:table-cell/>
          <table:table-cell office:value-type="float" office:value="4300000">
            <text:p>4300000</text:p>
          </table:table-cell>
          <table:table-cell office:value-type="float" office:value="1293822888.26939">
            <text:p>1293822888.26939</text:p>
          </table:table-cell>
          <table:table-cell office:value-type="float" office:value="371605">
            <text:p>371605</text:p>
          </table:table-cell>
          <table:table-cell/>
        </table:table-row>
        <table:table-row table:style-name="ro1">
          <table:table-cell/>
          <table:table-cell office:value-type="float" office:value="4400000">
            <text:p>4400000</text:p>
          </table:table-cell>
          <table:table-cell office:value-type="float" office:value="1293822906.56538">
            <text:p>1293822906.56538</text:p>
          </table:table-cell>
          <table:table-cell office:value-type="float" office:value="375185">
            <text:p>375185</text:p>
          </table:table-cell>
          <table:table-cell/>
        </table:table-row>
        <table:table-row table:style-name="ro1">
          <table:table-cell/>
          <table:table-cell office:value-type="float" office:value="4500000">
            <text:p>4500000</text:p>
          </table:table-cell>
          <table:table-cell office:value-type="float" office:value="1293822926.05672">
            <text:p>1293822926.05672</text:p>
          </table:table-cell>
          <table:table-cell office:value-type="float" office:value="378731">
            <text:p>378731</text:p>
          </table:table-cell>
          <table:table-cell/>
        </table:table-row>
        <table:table-row table:style-name="ro1">
          <table:table-cell/>
          <table:table-cell office:value-type="float" office:value="4600000">
            <text:p>4600000</text:p>
          </table:table-cell>
          <table:table-cell office:value-type="float" office:value="1293822944.4759">
            <text:p>1293822944.4759</text:p>
          </table:table-cell>
          <table:table-cell office:value-type="float" office:value="382255">
            <text:p>382255</text:p>
          </table:table-cell>
          <table:table-cell/>
        </table:table-row>
        <table:table-row table:style-name="ro1">
          <table:table-cell/>
          <table:table-cell office:value-type="float" office:value="4700000">
            <text:p>4700000</text:p>
          </table:table-cell>
          <table:table-cell office:value-type="float" office:value="1293822965.35695">
            <text:p>1293822965.35695</text:p>
          </table:table-cell>
          <table:table-cell office:value-type="float" office:value="385845">
            <text:p>385845</text:p>
          </table:table-cell>
          <table:table-cell/>
        </table:table-row>
        <table:table-row table:style-name="ro1">
          <table:table-cell/>
          <table:table-cell office:value-type="float" office:value="4800000">
            <text:p>4800000</text:p>
          </table:table-cell>
          <table:table-cell office:value-type="float" office:value="1293822991.24249">
            <text:p>1293822991.24249</text:p>
          </table:table-cell>
          <table:table-cell office:value-type="float" office:value="389487">
            <text:p>389487</text:p>
          </table:table-cell>
          <table:table-cell/>
        </table:table-row>
        <table:table-row table:style-name="ro1">
          <table:table-cell/>
          <table:table-cell office:value-type="float" office:value="4900000">
            <text:p>4900000</text:p>
          </table:table-cell>
          <table:table-cell office:value-type="float" office:value="1293823015.37899">
            <text:p>1293823015.37899</text:p>
          </table:table-cell>
          <table:table-cell office:value-type="float" office:value="393001">
            <text:p>393001</text:p>
          </table:table-cell>
          <table:table-cell/>
        </table:table-row>
        <table:table-row table:style-name="ro1">
          <table:table-cell/>
          <table:table-cell office:value-type="float" office:value="5000000">
            <text:p>5000000</text:p>
          </table:table-cell>
          <table:table-cell office:value-type="float" office:value="1293823038.06323">
            <text:p>1293823038.06323</text:p>
          </table:table-cell>
          <table:table-cell office:value-type="float" office:value="396540">
            <text:p>396540</text:p>
          </table:table-cell>
          <table:table-cell/>
        </table:table-row>
        <table:table-row table:style-name="ro1">
          <table:table-cell/>
          <table:table-cell office:value-type="float" office:value="5100000">
            <text:p>5100000</text:p>
          </table:table-cell>
          <table:table-cell office:value-type="float" office:value="1293823056.84042">
            <text:p>1293823056.84042</text:p>
          </table:table-cell>
          <table:table-cell office:value-type="float" office:value="399905">
            <text:p>399905</text:p>
          </table:table-cell>
          <table:table-cell/>
        </table:table-row>
        <table:table-row table:style-name="ro1">
          <table:table-cell/>
          <table:table-cell office:value-type="float" office:value="5200000">
            <text:p>5200000</text:p>
          </table:table-cell>
          <table:table-cell office:value-type="float" office:value="1293823078.36791">
            <text:p>1293823078.36791</text:p>
          </table:table-cell>
          <table:table-cell office:value-type="float" office:value="403447">
            <text:p>403447</text:p>
          </table:table-cell>
          <table:table-cell/>
        </table:table-row>
        <table:table-row table:style-name="ro1">
          <table:table-cell/>
          <table:table-cell office:value-type="float" office:value="5300000">
            <text:p>5300000</text:p>
          </table:table-cell>
          <table:table-cell office:value-type="float" office:value="1293823097.27335">
            <text:p>1293823097.27335</text:p>
          </table:table-cell>
          <table:table-cell office:value-type="float" office:value="407010">
            <text:p>407010</text:p>
          </table:table-cell>
          <table:table-cell/>
        </table:table-row>
        <table:table-row table:style-name="ro1">
          <table:table-cell/>
          <table:table-cell office:value-type="float" office:value="5400000">
            <text:p>5400000</text:p>
          </table:table-cell>
          <table:table-cell office:value-type="float" office:value="1293823117.89964">
            <text:p>1293823117.89964</text:p>
          </table:table-cell>
          <table:table-cell office:value-type="float" office:value="410574">
            <text:p>410574</text:p>
          </table:table-cell>
          <table:table-cell/>
        </table:table-row>
        <table:table-row table:style-name="ro1">
          <table:table-cell/>
          <table:table-cell office:value-type="float" office:value="5500000">
            <text:p>5500000</text:p>
          </table:table-cell>
          <table:table-cell office:value-type="float" office:value="1293823137.51066">
            <text:p>1293823137.51066</text:p>
          </table:table-cell>
          <table:table-cell office:value-type="float" office:value="414093">
            <text:p>414093</text:p>
          </table:table-cell>
          <table:table-cell/>
        </table:table-row>
        <table:table-row table:style-name="ro1">
          <table:table-cell/>
          <table:table-cell office:value-type="float" office:value="5600000">
            <text:p>5600000</text:p>
          </table:table-cell>
          <table:table-cell office:value-type="float" office:value="1293823158.18067">
            <text:p>1293823158.18067</text:p>
          </table:table-cell>
          <table:table-cell office:value-type="float" office:value="417641">
            <text:p>417641</text:p>
          </table:table-cell>
          <table:table-cell/>
        </table:table-row>
        <table:table-row table:style-name="ro1">
          <table:table-cell/>
          <table:table-cell office:value-type="float" office:value="5700000">
            <text:p>5700000</text:p>
          </table:table-cell>
          <table:table-cell office:value-type="float" office:value="1293823179.49811">
            <text:p>1293823179.49811</text:p>
          </table:table-cell>
          <table:table-cell office:value-type="float" office:value="421331">
            <text:p>421331</text:p>
          </table:table-cell>
          <table:table-cell/>
        </table:table-row>
        <table:table-row table:style-name="ro1">
          <table:table-cell/>
          <table:table-cell office:value-type="float" office:value="5800000">
            <text:p>5800000</text:p>
          </table:table-cell>
          <table:table-cell office:value-type="float" office:value="1293823206.57519">
            <text:p>1293823206.57519</text:p>
          </table:table-cell>
          <table:table-cell office:value-type="float" office:value="424745">
            <text:p>424745</text:p>
          </table:table-cell>
          <table:table-cell/>
        </table:table-row>
        <table:table-row table:style-name="ro1">
          <table:table-cell/>
          <table:table-cell office:value-type="float" office:value="5900000">
            <text:p>5900000</text:p>
          </table:table-cell>
          <table:table-cell office:value-type="float" office:value="1293823235.08056">
            <text:p>1293823235.08056</text:p>
          </table:table-cell>
          <table:table-cell office:value-type="float" office:value="427973">
            <text:p>427973</text:p>
          </table:table-cell>
          <table:table-cell/>
        </table:table-row>
        <table:table-row table:style-name="ro1">
          <table:table-cell/>
          <table:table-cell office:value-type="float" office:value="6000000">
            <text:p>6000000</text:p>
          </table:table-cell>
          <table:table-cell office:value-type="float" office:value="1293823262.31014">
            <text:p>1293823262.31014</text:p>
          </table:table-cell>
          <table:table-cell office:value-type="float" office:value="431501">
            <text:p>431501</text:p>
          </table:table-cell>
          <table:table-cell/>
        </table:table-row>
        <table:table-row table:style-name="ro1">
          <table:table-cell/>
          <table:table-cell office:value-type="float" office:value="6100000">
            <text:p>6100000</text:p>
          </table:table-cell>
          <table:table-cell office:value-type="float" office:value="1293823289.46258">
            <text:p>1293823289.46258</text:p>
          </table:table-cell>
          <table:table-cell office:value-type="float" office:value="435065">
            <text:p>435065</text:p>
          </table:table-cell>
          <table:table-cell/>
        </table:table-row>
        <table:table-row table:style-name="ro1">
          <table:table-cell/>
          <table:table-cell office:value-type="float" office:value="6200000">
            <text:p>6200000</text:p>
          </table:table-cell>
          <table:table-cell office:value-type="float" office:value="1293823312.09874">
            <text:p>1293823312.09874</text:p>
          </table:table-cell>
          <table:table-cell office:value-type="float" office:value="438573">
            <text:p>438573</text:p>
          </table:table-cell>
          <table:table-cell/>
        </table:table-row>
        <table:table-row table:style-name="ro1">
          <table:table-cell/>
          <table:table-cell office:value-type="float" office:value="6300000">
            <text:p>6300000</text:p>
          </table:table-cell>
          <table:table-cell office:value-type="float" office:value="1293823335.12664">
            <text:p>1293823335.12664</text:p>
          </table:table-cell>
          <table:table-cell office:value-type="float" office:value="441978">
            <text:p>441978</text:p>
          </table:table-cell>
          <table:table-cell/>
        </table:table-row>
        <table:table-row table:style-name="ro1">
          <table:table-cell/>
          <table:table-cell office:value-type="float" office:value="6400000">
            <text:p>6400000</text:p>
          </table:table-cell>
          <table:table-cell office:value-type="float" office:value="1293823360.26843">
            <text:p>1293823360.26843</text:p>
          </table:table-cell>
          <table:table-cell office:value-type="float" office:value="445529">
            <text:p>445529</text:p>
          </table:table-cell>
          <table:table-cell/>
        </table:table-row>
        <table:table-row table:style-name="ro1">
          <table:table-cell/>
          <table:table-cell office:value-type="float" office:value="6500000">
            <text:p>6500000</text:p>
          </table:table-cell>
          <table:table-cell office:value-type="float" office:value="1293823382.52231">
            <text:p>1293823382.52231</text:p>
          </table:table-cell>
          <table:table-cell office:value-type="float" office:value="449070">
            <text:p>449070</text:p>
          </table:table-cell>
          <table:table-cell/>
        </table:table-row>
        <table:table-row table:style-name="ro1">
          <table:table-cell/>
          <table:table-cell office:value-type="float" office:value="6600000">
            <text:p>6600000</text:p>
          </table:table-cell>
          <table:table-cell office:value-type="float" office:value="1293823404.96603">
            <text:p>1293823404.96603</text:p>
          </table:table-cell>
          <table:table-cell office:value-type="float" office:value="452738">
            <text:p>452738</text:p>
          </table:table-cell>
          <table:table-cell/>
        </table:table-row>
        <table:table-row table:style-name="ro1">
          <table:table-cell/>
          <table:table-cell office:value-type="float" office:value="6700000">
            <text:p>6700000</text:p>
          </table:table-cell>
          <table:table-cell office:value-type="float" office:value="1293823431.04628">
            <text:p>1293823431.04628</text:p>
          </table:table-cell>
          <table:table-cell office:value-type="float" office:value="456291">
            <text:p>456291</text:p>
          </table:table-cell>
          <table:table-cell/>
        </table:table-row>
        <table:table-row table:style-name="ro1">
          <table:table-cell/>
          <table:table-cell office:value-type="float" office:value="6800000">
            <text:p>6800000</text:p>
          </table:table-cell>
          <table:table-cell office:value-type="float" office:value="1293823453.48262">
            <text:p>1293823453.48262</text:p>
          </table:table-cell>
          <table:table-cell office:value-type="float" office:value="459828">
            <text:p>459828</text:p>
          </table:table-cell>
          <table:table-cell/>
        </table:table-row>
        <table:table-row table:style-name="ro1">
          <table:table-cell/>
          <table:table-cell office:value-type="float" office:value="6900000">
            <text:p>6900000</text:p>
          </table:table-cell>
          <table:table-cell office:value-type="float" office:value="1293823478.3871">
            <text:p>1293823478.3871</text:p>
          </table:table-cell>
          <table:table-cell office:value-type="float" office:value="463393">
            <text:p>463393</text:p>
          </table:table-cell>
          <table:table-cell/>
        </table:table-row>
        <table:table-row table:style-name="ro1">
          <table:table-cell/>
          <table:table-cell office:value-type="float" office:value="7000000">
            <text:p>7000000</text:p>
          </table:table-cell>
          <table:table-cell office:value-type="float" office:value="1293823502.27413">
            <text:p>1293823502.27413</text:p>
          </table:table-cell>
          <table:table-cell office:value-type="float" office:value="466888">
            <text:p>466888</text:p>
          </table:table-cell>
          <table:table-cell/>
        </table:table-row>
        <table:table-row table:style-name="ro1">
          <table:table-cell/>
          <table:table-cell office:value-type="float" office:value="7100000">
            <text:p>7100000</text:p>
          </table:table-cell>
          <table:table-cell office:value-type="float" office:value="1293823528.23686">
            <text:p>1293823528.23686</text:p>
          </table:table-cell>
          <table:table-cell office:value-type="float" office:value="470592">
            <text:p>470592</text:p>
          </table:table-cell>
          <table:table-cell/>
        </table:table-row>
        <table:table-row table:style-name="ro1">
          <table:table-cell/>
          <table:table-cell office:value-type="float" office:value="7200000">
            <text:p>7200000</text:p>
          </table:table-cell>
          <table:table-cell office:value-type="float" office:value="1293823560.08877">
            <text:p>1293823560.08877</text:p>
          </table:table-cell>
          <table:table-cell office:value-type="float" office:value="473807">
            <text:p>473807</text:p>
          </table:table-cell>
          <table:table-cell/>
        </table:table-row>
        <table:table-row table:style-name="ro1">
          <table:table-cell/>
          <table:table-cell office:value-type="float" office:value="7300000">
            <text:p>7300000</text:p>
          </table:table-cell>
          <table:table-cell office:value-type="float" office:value="1293823595.48069">
            <text:p>1293823595.48069</text:p>
          </table:table-cell>
          <table:table-cell office:value-type="float" office:value="477112">
            <text:p>477112</text:p>
          </table:table-cell>
          <table:table-cell/>
        </table:table-row>
        <table:table-row table:style-name="ro1">
          <table:table-cell/>
          <table:table-cell office:value-type="float" office:value="7400000">
            <text:p>7400000</text:p>
          </table:table-cell>
          <table:table-cell office:value-type="float" office:value="1293823628.99829">
            <text:p>1293823628.99829</text:p>
          </table:table-cell>
          <table:table-cell office:value-type="float" office:value="480390">
            <text:p>480390</text:p>
          </table:table-cell>
          <table:table-cell/>
        </table:table-row>
        <table:table-row table:style-name="ro1">
          <table:table-cell/>
          <table:table-cell office:value-type="float" office:value="7500000">
            <text:p>7500000</text:p>
          </table:table-cell>
          <table:table-cell office:value-type="float" office:value="1293823661.12185">
            <text:p>1293823661.12185</text:p>
          </table:table-cell>
          <table:table-cell office:value-type="float" office:value="483793">
            <text:p>483793</text:p>
          </table:table-cell>
          <table:table-cell/>
        </table:table-row>
        <table:table-row table:style-name="ro1">
          <table:table-cell/>
          <table:table-cell office:value-type="float" office:value="7600000">
            <text:p>7600000</text:p>
          </table:table-cell>
          <table:table-cell office:value-type="float" office:value="1293823692.38551">
            <text:p>1293823692.38551</text:p>
          </table:table-cell>
          <table:table-cell office:value-type="float" office:value="487235">
            <text:p>487235</text:p>
          </table:table-cell>
          <table:table-cell/>
        </table:table-row>
        <table:table-row table:style-name="ro1">
          <table:table-cell/>
          <table:table-cell office:value-type="float" office:value="7700000">
            <text:p>7700000</text:p>
          </table:table-cell>
          <table:table-cell office:value-type="float" office:value="1293823721.77717">
            <text:p>1293823721.77717</text:p>
          </table:table-cell>
          <table:table-cell office:value-type="float" office:value="490744">
            <text:p>490744</text:p>
          </table:table-cell>
          <table:table-cell/>
        </table:table-row>
        <table:table-row table:style-name="ro1">
          <table:table-cell/>
          <table:table-cell office:value-type="float" office:value="7800000">
            <text:p>7800000</text:p>
          </table:table-cell>
          <table:table-cell office:value-type="float" office:value="1293823744.42973">
            <text:p>1293823744.42973</text:p>
          </table:table-cell>
          <table:table-cell office:value-type="float" office:value="494160">
            <text:p>494160</text:p>
          </table:table-cell>
          <table:table-cell/>
        </table:table-row>
        <table:table-row table:style-name="ro1">
          <table:table-cell/>
          <table:table-cell office:value-type="float" office:value="7900000">
            <text:p>7900000</text:p>
          </table:table-cell>
          <table:table-cell office:value-type="float" office:value="1293823772.20828">
            <text:p>1293823772.20828</text:p>
          </table:table-cell>
          <table:table-cell office:value-type="float" office:value="497756">
            <text:p>497756</text:p>
          </table:table-cell>
          <table:table-cell/>
        </table:table-row>
        <table:table-row table:style-name="ro1">
          <table:table-cell/>
          <table:table-cell office:value-type="float" office:value="8000000">
            <text:p>8000000</text:p>
          </table:table-cell>
          <table:table-cell office:value-type="float" office:value="1293823801.04868">
            <text:p>1293823801.04868</text:p>
          </table:table-cell>
          <table:table-cell office:value-type="float" office:value="501185">
            <text:p>501185</text:p>
          </table:table-cell>
          <table:table-cell/>
        </table:table-row>
        <table:table-row table:style-name="ro1">
          <table:table-cell/>
          <table:table-cell office:value-type="float" office:value="8100000">
            <text:p>8100000</text:p>
          </table:table-cell>
          <table:table-cell office:value-type="float" office:value="1293823827.10352">
            <text:p>1293823827.10352</text:p>
          </table:table-cell>
          <table:table-cell office:value-type="float" office:value="504744">
            <text:p>504744</text:p>
          </table:table-cell>
          <table:table-cell/>
        </table:table-row>
        <table:table-row table:style-name="ro1">
          <table:table-cell/>
          <table:table-cell office:value-type="float" office:value="8200000">
            <text:p>8200000</text:p>
          </table:table-cell>
          <table:table-cell office:value-type="float" office:value="1293823851.42385">
            <text:p>1293823851.42385</text:p>
          </table:table-cell>
          <table:table-cell office:value-type="float" office:value="508296">
            <text:p>508296</text:p>
          </table:table-cell>
          <table:table-cell/>
        </table:table-row>
        <table:table-row table:style-name="ro1">
          <table:table-cell/>
          <table:table-cell office:value-type="float" office:value="8300000">
            <text:p>8300000</text:p>
          </table:table-cell>
          <table:table-cell office:value-type="float" office:value="1293823876.66805">
            <text:p>1293823876.66805</text:p>
          </table:table-cell>
          <table:table-cell office:value-type="float" office:value="511813">
            <text:p>511813</text:p>
          </table:table-cell>
          <table:table-cell/>
        </table:table-row>
        <table:table-row table:style-name="ro1">
          <table:table-cell/>
          <table:table-cell office:value-type="float" office:value="8400000">
            <text:p>8400000</text:p>
          </table:table-cell>
          <table:table-cell office:value-type="float" office:value="1293823905.70264">
            <text:p>1293823905.70264</text:p>
          </table:table-cell>
          <table:table-cell office:value-type="float" office:value="515357">
            <text:p>515357</text:p>
          </table:table-cell>
          <table:table-cell/>
        </table:table-row>
        <table:table-row table:style-name="ro1">
          <table:table-cell/>
          <table:table-cell office:value-type="float" office:value="8500000">
            <text:p>8500000</text:p>
          </table:table-cell>
          <table:table-cell office:value-type="float" office:value="1293823932.56236">
            <text:p>1293823932.56236</text:p>
          </table:table-cell>
          <table:table-cell office:value-type="float" office:value="519065">
            <text:p>519065</text:p>
          </table:table-cell>
          <table:table-cell/>
        </table:table-row>
        <table:table-row table:style-name="ro1">
          <table:table-cell/>
          <table:table-cell office:value-type="float" office:value="8600000">
            <text:p>8600000</text:p>
          </table:table-cell>
          <table:table-cell office:value-type="float" office:value="1293823957.05463">
            <text:p>1293823957.05463</text:p>
          </table:table-cell>
          <table:table-cell office:value-type="float" office:value="522609">
            <text:p>522609</text:p>
          </table:table-cell>
          <table:table-cell/>
        </table:table-row>
        <table:table-row table:style-name="ro1">
          <table:table-cell/>
          <table:table-cell office:value-type="float" office:value="8700000">
            <text:p>8700000</text:p>
          </table:table-cell>
          <table:table-cell office:value-type="float" office:value="1293823985.00766">
            <text:p>1293823985.00766</text:p>
          </table:table-cell>
          <table:table-cell office:value-type="float" office:value="526179">
            <text:p>526179</text:p>
          </table:table-cell>
          <table:table-cell/>
        </table:table-row>
        <table:table-row table:style-name="ro1">
          <table:table-cell/>
          <table:table-cell office:value-type="float" office:value="8800000">
            <text:p>8800000</text:p>
          </table:table-cell>
          <table:table-cell office:value-type="float" office:value="1293824011.42647">
            <text:p>1293824011.42647</text:p>
          </table:table-cell>
          <table:table-cell office:value-type="float" office:value="529694">
            <text:p>529694</text:p>
          </table:table-cell>
          <table:table-cell/>
        </table:table-row>
        <table:table-row table:style-name="ro1">
          <table:table-cell/>
          <table:table-cell office:value-type="float" office:value="8900000">
            <text:p>8900000</text:p>
          </table:table-cell>
          <table:table-cell office:value-type="float" office:value="1293824037.23654">
            <text:p>1293824037.23654</text:p>
          </table:table-cell>
          <table:table-cell office:value-type="float" office:value="533227">
            <text:p>533227</text:p>
          </table:table-cell>
          <table:table-cell/>
        </table:table-row>
        <table:table-row table:style-name="ro1">
          <table:table-cell/>
          <table:table-cell office:value-type="float" office:value="9000000">
            <text:p>9000000</text:p>
          </table:table-cell>
          <table:table-cell office:value-type="float" office:value="1293824069.30626">
            <text:p>1293824069.30626</text:p>
          </table:table-cell>
          <table:table-cell office:value-type="float" office:value="536752">
            <text:p>536752</text:p>
          </table:table-cell>
          <table:table-cell/>
        </table:table-row>
        <table:table-row table:style-name="ro1">
          <table:table-cell/>
          <table:table-cell office:value-type="float" office:value="9100000">
            <text:p>9100000</text:p>
          </table:table-cell>
          <table:table-cell office:value-type="float" office:value="1293824103.16618">
            <text:p>1293824103.16618</text:p>
          </table:table-cell>
          <table:table-cell office:value-type="float" office:value="539881">
            <text:p>539881</text:p>
          </table:table-cell>
          <table:table-cell/>
        </table:table-row>
        <table:table-row table:style-name="ro1">
          <table:table-cell/>
          <table:table-cell office:value-type="float" office:value="9200000">
            <text:p>9200000</text:p>
          </table:table-cell>
          <table:table-cell office:value-type="float" office:value="1293824139.76101">
            <text:p>1293824139.76101</text:p>
          </table:table-cell>
          <table:table-cell office:value-type="float" office:value="543255">
            <text:p>543255</text:p>
          </table:table-cell>
          <table:table-cell/>
        </table:table-row>
        <table:table-row table:style-name="ro1">
          <table:table-cell/>
          <table:table-cell office:value-type="float" office:value="9300000">
            <text:p>9300000</text:p>
          </table:table-cell>
          <table:table-cell office:value-type="float" office:value="1293824175.36944">
            <text:p>1293824175.36944</text:p>
          </table:table-cell>
          <table:table-cell office:value-type="float" office:value="546025">
            <text:p>546025</text:p>
          </table:table-cell>
          <table:table-cell/>
        </table:table-row>
        <table:table-row table:style-name="ro1">
          <table:table-cell/>
          <table:table-cell office:value-type="float" office:value="9400000">
            <text:p>9400000</text:p>
          </table:table-cell>
          <table:table-cell office:value-type="float" office:value="1293824208.98996">
            <text:p>1293824208.98996</text:p>
          </table:table-cell>
          <table:table-cell office:value-type="float" office:value="549488">
            <text:p>549488</text:p>
          </table:table-cell>
          <table:table-cell/>
        </table:table-row>
        <table:table-row table:style-name="ro1">
          <table:table-cell/>
          <table:table-cell office:value-type="float" office:value="9500000">
            <text:p>9500000</text:p>
          </table:table-cell>
          <table:table-cell office:value-type="float" office:value="1293824242.86308">
            <text:p>1293824242.86308</text:p>
          </table:table-cell>
          <table:table-cell office:value-type="float" office:value="552830">
            <text:p>552830</text:p>
          </table:table-cell>
          <table:table-cell/>
        </table:table-row>
        <table:table-row table:style-name="ro1">
          <table:table-cell/>
          <table:table-cell office:value-type="float" office:value="9600000">
            <text:p>9600000</text:p>
          </table:table-cell>
          <table:table-cell office:value-type="float" office:value="1293824276.41759">
            <text:p>1293824276.41759</text:p>
          </table:table-cell>
          <table:table-cell office:value-type="float" office:value="555978">
            <text:p>555978</text:p>
          </table:table-cell>
          <table:table-cell/>
        </table:table-row>
        <table:table-row table:style-name="ro1">
          <table:table-cell/>
          <table:table-cell office:value-type="float" office:value="9700000">
            <text:p>9700000</text:p>
          </table:table-cell>
          <table:table-cell office:value-type="float" office:value="1293824306.78798">
            <text:p>1293824306.78798</text:p>
          </table:table-cell>
          <table:table-cell office:value-type="float" office:value="559603">
            <text:p>559603</text:p>
          </table:table-cell>
          <table:table-cell/>
        </table:table-row>
        <table:table-row table:style-name="ro1">
          <table:table-cell/>
          <table:table-cell office:value-type="float" office:value="9800000">
            <text:p>9800000</text:p>
          </table:table-cell>
          <table:table-cell office:value-type="float" office:value="1293824333.91887">
            <text:p>1293824333.91887</text:p>
          </table:table-cell>
          <table:table-cell office:value-type="float" office:value="563076">
            <text:p>563076</text:p>
          </table:table-cell>
          <table:table-cell/>
        </table:table-row>
        <table:table-row table:style-name="ro1">
          <table:table-cell/>
          <table:table-cell office:value-type="float" office:value="9900000">
            <text:p>9900000</text:p>
          </table:table-cell>
          <table:table-cell office:value-type="float" office:value="1293824359.57421">
            <text:p>1293824359.57421</text:p>
          </table:table-cell>
          <table:table-cell office:value-type="float" office:value="566511">
            <text:p>566511</text:p>
          </table:table-cell>
          <table:table-cell/>
        </table:table-row>
        <table:table-row table:style-name="ro1">
          <table:table-cell/>
          <table:table-cell office:value-type="float" office:value="10000000">
            <text:p>10000000</text:p>
          </table:table-cell>
          <table:table-cell office:value-type="float" office:value="1293824388.68361">
            <text:p>1293824388.68361</text:p>
          </table:table-cell>
          <table:table-cell office:value-type="float" office:value="569956">
            <text:p>569956</text:p>
          </table:table-cell>
          <table:table-cell/>
        </table:table-row>
        <table:table-row table:style-name="ro1">
          <table:table-cell/>
          <table:table-cell office:value-type="float" office:value="10100000">
            <text:p>10100000</text:p>
          </table:table-cell>
          <table:table-cell office:value-type="float" office:value="1293824423.31332">
            <text:p>1293824423.31332</text:p>
          </table:table-cell>
          <table:table-cell office:value-type="float" office:value="573441">
            <text:p>573441</text:p>
          </table:table-cell>
          <table:table-cell/>
        </table:table-row>
        <table:table-row table:style-name="ro1">
          <table:table-cell/>
          <table:table-cell office:value-type="float" office:value="10200000">
            <text:p>10200000</text:p>
          </table:table-cell>
          <table:table-cell office:value-type="float" office:value="1293824450.80772">
            <text:p>1293824450.80772</text:p>
          </table:table-cell>
          <table:table-cell office:value-type="float" office:value="577035">
            <text:p>577035</text:p>
          </table:table-cell>
          <table:table-cell/>
        </table:table-row>
        <table:table-row table:style-name="ro1">
          <table:table-cell/>
          <table:table-cell office:value-type="float" office:value="10300000">
            <text:p>10300000</text:p>
          </table:table-cell>
          <table:table-cell office:value-type="float" office:value="1293824479.41959">
            <text:p>1293824479.41959</text:p>
          </table:table-cell>
          <table:table-cell office:value-type="float" office:value="580611">
            <text:p>580611</text:p>
          </table:table-cell>
          <table:table-cell/>
        </table:table-row>
        <table:table-row table:style-name="ro1">
          <table:table-cell/>
          <table:table-cell office:value-type="float" office:value="10400000">
            <text:p>10400000</text:p>
          </table:table-cell>
          <table:table-cell office:value-type="float" office:value="1293824504.72933">
            <text:p>1293824504.72933</text:p>
          </table:table-cell>
          <table:table-cell office:value-type="float" office:value="584223">
            <text:p>584223</text:p>
          </table:table-cell>
          <table:table-cell/>
        </table:table-row>
        <table:table-row table:style-name="ro1">
          <table:table-cell/>
          <table:table-cell office:value-type="float" office:value="10500000">
            <text:p>10500000</text:p>
          </table:table-cell>
          <table:table-cell office:value-type="float" office:value="1293824530.60406">
            <text:p>1293824530.60406</text:p>
          </table:table-cell>
          <table:table-cell office:value-type="float" office:value="587745">
            <text:p>587745</text:p>
          </table:table-cell>
          <table:table-cell/>
        </table:table-row>
        <table:table-row table:style-name="ro1">
          <table:table-cell/>
          <table:table-cell office:value-type="float" office:value="10600000">
            <text:p>10600000</text:p>
          </table:table-cell>
          <table:table-cell office:value-type="float" office:value="1293824558.63255">
            <text:p>1293824558.63255</text:p>
          </table:table-cell>
          <table:table-cell office:value-type="float" office:value="591320">
            <text:p>591320</text:p>
          </table:table-cell>
          <table:table-cell/>
        </table:table-row>
        <table:table-row table:style-name="ro1">
          <table:table-cell/>
          <table:table-cell office:value-type="float" office:value="10700000">
            <text:p>10700000</text:p>
          </table:table-cell>
          <table:table-cell office:value-type="float" office:value="1293824589.3783">
            <text:p>1293824589.3783</text:p>
          </table:table-cell>
          <table:table-cell office:value-type="float" office:value="594772">
            <text:p>594772</text:p>
          </table:table-cell>
          <table:table-cell/>
        </table:table-row>
        <table:table-row table:style-name="ro1">
          <table:table-cell/>
          <table:table-cell office:value-type="float" office:value="10800000">
            <text:p>10800000</text:p>
          </table:table-cell>
          <table:table-cell office:value-type="float" office:value="1293824618.77283">
            <text:p>1293824618.77283</text:p>
          </table:table-cell>
          <table:table-cell office:value-type="float" office:value="598413">
            <text:p>598413</text:p>
          </table:table-cell>
          <table:table-cell/>
        </table:table-row>
        <table:table-row table:style-name="ro1">
          <table:table-cell/>
          <table:table-cell office:value-type="float" office:value="10900000">
            <text:p>10900000</text:p>
          </table:table-cell>
          <table:table-cell office:value-type="float" office:value="1293824645.01508">
            <text:p>1293824645.01508</text:p>
          </table:table-cell>
          <table:table-cell office:value-type="float" office:value="601981">
            <text:p>601981</text:p>
          </table:table-cell>
          <table:table-cell/>
        </table:table-row>
        <table:table-row table:style-name="ro1">
          <table:table-cell/>
          <table:table-cell office:value-type="float" office:value="11000000">
            <text:p>11000000</text:p>
          </table:table-cell>
          <table:table-cell office:value-type="float" office:value="1293824671.19453">
            <text:p>1293824671.19453</text:p>
          </table:table-cell>
          <table:table-cell office:value-type="float" office:value="605514">
            <text:p>605514</text:p>
          </table:table-cell>
          <table:table-cell/>
        </table:table-row>
        <table:table-row table:style-name="ro1">
          <table:table-cell/>
          <table:table-cell office:value-type="float" office:value="11100000">
            <text:p>11100000</text:p>
          </table:table-cell>
          <table:table-cell office:value-type="float" office:value="1293824702.29793">
            <text:p>1293824702.29793</text:p>
          </table:table-cell>
          <table:table-cell office:value-type="float" office:value="609018">
            <text:p>609018</text:p>
          </table:table-cell>
          <table:table-cell/>
        </table:table-row>
        <table:table-row table:style-name="ro1">
          <table:table-cell/>
          <table:table-cell office:value-type="float" office:value="11200000">
            <text:p>11200000</text:p>
          </table:table-cell>
          <table:table-cell office:value-type="float" office:value="1293824730.56953">
            <text:p>1293824730.56953</text:p>
          </table:table-cell>
          <table:table-cell office:value-type="float" office:value="612596">
            <text:p>612596</text:p>
          </table:table-cell>
          <table:table-cell/>
        </table:table-row>
        <table:table-row table:style-name="ro1">
          <table:table-cell/>
          <table:table-cell office:value-type="float" office:value="11300000">
            <text:p>11300000</text:p>
          </table:table-cell>
          <table:table-cell office:value-type="float" office:value="1293824758.36691">
            <text:p>1293824758.36691</text:p>
          </table:table-cell>
          <table:table-cell office:value-type="float" office:value="616159">
            <text:p>616159</text:p>
          </table:table-cell>
          <table:table-cell/>
        </table:table-row>
        <table:table-row table:style-name="ro1">
          <table:table-cell/>
          <table:table-cell office:value-type="float" office:value="11400000">
            <text:p>11400000</text:p>
          </table:table-cell>
          <table:table-cell office:value-type="float" office:value="1293824782.26277">
            <text:p>1293824782.26277</text:p>
          </table:table-cell>
          <table:table-cell office:value-type="float" office:value="619651">
            <text:p>619651</text:p>
          </table:table-cell>
          <table:table-cell/>
        </table:table-row>
        <table:table-row table:style-name="ro1">
          <table:table-cell/>
          <table:table-cell office:value-type="float" office:value="11500000">
            <text:p>11500000</text:p>
          </table:table-cell>
          <table:table-cell office:value-type="float" office:value="1293824817.41219">
            <text:p>1293824817.41219</text:p>
          </table:table-cell>
          <table:table-cell office:value-type="float" office:value="623074">
            <text:p>623074</text:p>
          </table:table-cell>
          <table:table-cell/>
        </table:table-row>
        <table:table-row table:style-name="ro1">
          <table:table-cell/>
          <table:table-cell office:value-type="float" office:value="11600000">
            <text:p>11600000</text:p>
          </table:table-cell>
          <table:table-cell office:value-type="float" office:value="1293824851.82586">
            <text:p>1293824851.82586</text:p>
          </table:table-cell>
          <table:table-cell office:value-type="float" office:value="625985">
            <text:p>625985</text:p>
          </table:table-cell>
          <table:table-cell/>
        </table:table-row>
        <table:table-row table:style-name="ro1">
          <table:table-cell/>
          <table:table-cell office:value-type="float" office:value="11700000">
            <text:p>11700000</text:p>
          </table:table-cell>
          <table:table-cell office:value-type="float" office:value="1293824888.73196">
            <text:p>1293824888.73196</text:p>
          </table:table-cell>
          <table:table-cell office:value-type="float" office:value="629307">
            <text:p>629307</text:p>
          </table:table-cell>
          <table:table-cell/>
        </table:table-row>
        <table:table-row table:style-name="ro1">
          <table:table-cell/>
          <table:table-cell office:value-type="float" office:value="11800000">
            <text:p>11800000</text:p>
          </table:table-cell>
          <table:table-cell office:value-type="float" office:value="1293824923.65326">
            <text:p>1293824923.65326</text:p>
          </table:table-cell>
          <table:table-cell office:value-type="float" office:value="632376">
            <text:p>632376</text:p>
          </table:table-cell>
          <table:table-cell/>
        </table:table-row>
        <table:table-row table:style-name="ro1">
          <table:table-cell/>
          <table:table-cell office:value-type="float" office:value="11900000">
            <text:p>11900000</text:p>
          </table:table-cell>
          <table:table-cell office:value-type="float" office:value="1293824959.13886">
            <text:p>1293824959.13886</text:p>
          </table:table-cell>
          <table:table-cell office:value-type="float" office:value="635015">
            <text:p>635015</text:p>
          </table:table-cell>
          <table:table-cell/>
        </table:table-row>
        <table:table-row table:style-name="ro1">
          <table:table-cell/>
          <table:table-cell office:value-type="float" office:value="12000000">
            <text:p>12000000</text:p>
          </table:table-cell>
          <table:table-cell office:value-type="float" office:value="1293824994.52992">
            <text:p>1293824994.52992</text:p>
          </table:table-cell>
          <table:table-cell office:value-type="float" office:value="638391">
            <text:p>638391</text:p>
          </table:table-cell>
          <table:table-cell/>
        </table:table-row>
        <table:table-row table:style-name="ro1">
          <table:table-cell/>
          <table:table-cell office:value-type="float" office:value="12100000">
            <text:p>12100000</text:p>
          </table:table-cell>
          <table:table-cell office:value-type="float" office:value="1293825029.2717">
            <text:p>1293825029.2717</text:p>
          </table:table-cell>
          <table:table-cell office:value-type="float" office:value="641328">
            <text:p>641328</text:p>
          </table:table-cell>
          <table:table-cell/>
        </table:table-row>
        <table:table-row table:style-name="ro1">
          <table:table-cell/>
          <table:table-cell office:value-type="float" office:value="12200000">
            <text:p>12200000</text:p>
          </table:table-cell>
          <table:table-cell office:value-type="float" office:value="1293825065.69168">
            <text:p>1293825065.69168</text:p>
          </table:table-cell>
          <table:table-cell office:value-type="float" office:value="644683">
            <text:p>644683</text:p>
          </table:table-cell>
          <table:table-cell/>
        </table:table-row>
        <table:table-row table:style-name="ro1">
          <table:table-cell/>
          <table:table-cell office:value-type="float" office:value="12300000">
            <text:p>12300000</text:p>
          </table:table-cell>
          <table:table-cell office:value-type="float" office:value="1293825099.48574">
            <text:p>1293825099.48574</text:p>
          </table:table-cell>
          <table:table-cell office:value-type="float" office:value="647815">
            <text:p>647815</text:p>
          </table:table-cell>
          <table:table-cell/>
        </table:table-row>
        <table:table-row table:style-name="ro1">
          <table:table-cell/>
          <table:table-cell office:value-type="float" office:value="12400000">
            <text:p>12400000</text:p>
          </table:table-cell>
          <table:table-cell office:value-type="float" office:value="1293825131.08115">
            <text:p>1293825131.08115</text:p>
          </table:table-cell>
          <table:table-cell office:value-type="float" office:value="651315">
            <text:p>651315</text:p>
          </table:table-cell>
          <table:table-cell/>
        </table:table-row>
        <table:table-row table:style-name="ro1">
          <table:table-cell/>
          <table:table-cell office:value-type="float" office:value="12500000">
            <text:p>12500000</text:p>
          </table:table-cell>
          <table:table-cell office:value-type="float" office:value="1293825162.66085">
            <text:p>1293825162.66085</text:p>
          </table:table-cell>
          <table:table-cell office:value-type="float" office:value="654757">
            <text:p>654757</text:p>
          </table:table-cell>
          <table:table-cell/>
        </table:table-row>
        <table:table-row table:style-name="ro1">
          <table:table-cell/>
          <table:table-cell office:value-type="float" office:value="12600000">
            <text:p>12600000</text:p>
          </table:table-cell>
          <table:table-cell office:value-type="float" office:value="1293825186.08151">
            <text:p>1293825186.08151</text:p>
          </table:table-cell>
          <table:table-cell office:value-type="float" office:value="658299">
            <text:p>658299</text:p>
          </table:table-cell>
          <table:table-cell/>
        </table:table-row>
        <table:table-row table:style-name="ro1">
          <table:table-cell/>
          <table:table-cell office:value-type="float" office:value="12700000">
            <text:p>12700000</text:p>
          </table:table-cell>
          <table:table-cell office:value-type="float" office:value="1293825216.78684">
            <text:p>1293825216.78684</text:p>
          </table:table-cell>
          <table:table-cell office:value-type="float" office:value="661648">
            <text:p>661648</text:p>
          </table:table-cell>
          <table:table-cell/>
        </table:table-row>
        <table:table-row table:style-name="ro1">
          <table:table-cell/>
          <table:table-cell office:value-type="float" office:value="12800000">
            <text:p>12800000</text:p>
          </table:table-cell>
          <table:table-cell office:value-type="float" office:value="1293825247.46557">
            <text:p>1293825247.46557</text:p>
          </table:table-cell>
          <table:table-cell office:value-type="float" office:value="665172">
            <text:p>665172</text:p>
          </table:table-cell>
          <table:table-cell/>
        </table:table-row>
        <table:table-row table:style-name="ro1">
          <table:table-cell/>
          <table:table-cell office:value-type="float" office:value="12900000">
            <text:p>12900000</text:p>
          </table:table-cell>
          <table:table-cell office:value-type="float" office:value="1293825284.99734">
            <text:p>1293825284.99734</text:p>
          </table:table-cell>
          <table:table-cell office:value-type="float" office:value="668668">
            <text:p>668668</text:p>
          </table:table-cell>
          <table:table-cell/>
        </table:table-row>
        <table:table-row table:style-name="ro1">
          <table:table-cell/>
          <table:table-cell office:value-type="float" office:value="13000000">
            <text:p>13000000</text:p>
          </table:table-cell>
          <table:table-cell office:value-type="float" office:value="1293825317.73205">
            <text:p>1293825317.73205</text:p>
          </table:table-cell>
          <table:table-cell office:value-type="float" office:value="672048">
            <text:p>672048</text:p>
          </table:table-cell>
          <table:table-cell/>
        </table:table-row>
        <table:table-row table:style-name="ro1">
          <table:table-cell/>
          <table:table-cell office:value-type="float" office:value="13100000">
            <text:p>13100000</text:p>
          </table:table-cell>
          <table:table-cell office:value-type="float" office:value="1293825348.25549">
            <text:p>1293825348.25549</text:p>
          </table:table-cell>
          <table:table-cell office:value-type="float" office:value="675575">
            <text:p>675575</text:p>
          </table:table-cell>
          <table:table-cell/>
        </table:table-row>
        <table:table-row table:style-name="ro1">
          <table:table-cell/>
          <table:table-cell office:value-type="float" office:value="13200000">
            <text:p>13200000</text:p>
          </table:table-cell>
          <table:table-cell office:value-type="float" office:value="1293825380.19784">
            <text:p>1293825380.19784</text:p>
          </table:table-cell>
          <table:table-cell office:value-type="float" office:value="679070">
            <text:p>679070</text:p>
          </table:table-cell>
          <table:table-cell>
            <draw:frame table:end-cell-address="Sheet1.M160" table:end-x="0.7846in" table:end-y="0.0417in" draw:z-index="0" draw:style-name="gr1" svg:width="7.1516in" svg:height="4.6882in" svg:x="0.7453in" svg:y="0.1358in">
              <draw:object draw:notify-on-update-of-ranges="Sheet1.B2:Sheet1.B147 Sheet1.D2:Sheet1.D1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3300000">
            <text:p>13300000</text:p>
          </table:table-cell>
          <table:table-cell office:value-type="float" office:value="1293825407.77937">
            <text:p>1293825407.77937</text:p>
          </table:table-cell>
          <table:table-cell office:value-type="float" office:value="682656">
            <text:p>682656</text:p>
          </table:table-cell>
          <table:table-cell/>
        </table:table-row>
        <table:table-row table:style-name="ro1">
          <table:table-cell/>
          <table:table-cell office:value-type="float" office:value="13400000">
            <text:p>13400000</text:p>
          </table:table-cell>
          <table:table-cell office:value-type="float" office:value="1293825436.22749">
            <text:p>1293825436.22749</text:p>
          </table:table-cell>
          <table:table-cell office:value-type="float" office:value="686242">
            <text:p>686242</text:p>
          </table:table-cell>
          <table:table-cell/>
        </table:table-row>
        <table:table-row table:style-name="ro1">
          <table:table-cell/>
          <table:table-cell office:value-type="float" office:value="13500000">
            <text:p>13500000</text:p>
          </table:table-cell>
          <table:table-cell office:value-type="float" office:value="1293825463.70915">
            <text:p>1293825463.70915</text:p>
          </table:table-cell>
          <table:table-cell office:value-type="float" office:value="689830">
            <text:p>689830</text:p>
          </table:table-cell>
          <table:table-cell/>
        </table:table-row>
        <table:table-row table:style-name="ro1">
          <table:table-cell/>
          <table:table-cell office:value-type="float" office:value="13600000">
            <text:p>13600000</text:p>
          </table:table-cell>
          <table:table-cell office:value-type="float" office:value="1293825492.54308">
            <text:p>1293825492.54308</text:p>
          </table:table-cell>
          <table:table-cell office:value-type="float" office:value="693207">
            <text:p>693207</text:p>
          </table:table-cell>
          <table:table-cell/>
        </table:table-row>
        <table:table-row table:style-name="ro1">
          <table:table-cell/>
          <table:table-cell office:value-type="float" office:value="13700000">
            <text:p>13700000</text:p>
          </table:table-cell>
          <table:table-cell office:value-type="float" office:value="1293825526.84158">
            <text:p>1293825526.84158</text:p>
          </table:table-cell>
          <table:table-cell office:value-type="float" office:value="696711">
            <text:p>696711</text:p>
          </table:table-cell>
          <table:table-cell/>
        </table:table-row>
        <table:table-row table:style-name="ro1">
          <table:table-cell/>
          <table:table-cell office:value-type="float" office:value="13800000">
            <text:p>13800000</text:p>
          </table:table-cell>
          <table:table-cell office:value-type="float" office:value="1293825558.83844">
            <text:p>1293825558.83844</text:p>
          </table:table-cell>
          <table:table-cell office:value-type="float" office:value="700089">
            <text:p>700089</text:p>
          </table:table-cell>
          <table:table-cell/>
        </table:table-row>
        <table:table-row table:style-name="ro1">
          <table:table-cell/>
          <table:table-cell office:value-type="float" office:value="13900000">
            <text:p>13900000</text:p>
          </table:table-cell>
          <table:table-cell office:value-type="float" office:value="1293825590.05569">
            <text:p>1293825590.05569</text:p>
          </table:table-cell>
          <table:table-cell office:value-type="float" office:value="703606">
            <text:p>703606</text:p>
          </table:table-cell>
          <table:table-cell/>
        </table:table-row>
        <table:table-row table:style-name="ro1">
          <table:table-cell/>
          <table:table-cell office:value-type="float" office:value="14000000">
            <text:p>14000000</text:p>
          </table:table-cell>
          <table:table-cell office:value-type="float" office:value="1293825617.72969">
            <text:p>1293825617.72969</text:p>
          </table:table-cell>
          <table:table-cell office:value-type="float" office:value="707176">
            <text:p>707176</text:p>
          </table:table-cell>
          <table:table-cell/>
        </table:table-row>
        <table:table-row table:style-name="ro1">
          <table:table-cell/>
          <table:table-cell office:value-type="float" office:value="14100000">
            <text:p>14100000</text:p>
          </table:table-cell>
          <table:table-cell office:value-type="float" office:value="1293825643.83042">
            <text:p>1293825643.83042</text:p>
          </table:table-cell>
          <table:table-cell office:value-type="float" office:value="710690">
            <text:p>710690</text:p>
          </table:table-cell>
          <table:table-cell/>
        </table:table-row>
        <table:table-row table:style-name="ro1">
          <table:table-cell/>
          <table:table-cell office:value-type="float" office:value="14200000">
            <text:p>14200000</text:p>
          </table:table-cell>
          <table:table-cell office:value-type="float" office:value="1293825674.40693">
            <text:p>1293825674.40693</text:p>
          </table:table-cell>
          <table:table-cell office:value-type="float" office:value="714321">
            <text:p>714321</text:p>
          </table:table-cell>
          <table:table-cell/>
        </table:table-row>
        <table:table-row table:style-name="ro1">
          <table:table-cell/>
          <table:table-cell office:value-type="float" office:value="14300000">
            <text:p>14300000</text:p>
          </table:table-cell>
          <table:table-cell office:value-type="float" office:value="1293825707.85409">
            <text:p>1293825707.85409</text:p>
          </table:table-cell>
          <table:table-cell office:value-type="float" office:value="717827">
            <text:p>717827</text:p>
          </table:table-cell>
          <table:table-cell/>
        </table:table-row>
        <table:table-row table:style-name="ro1">
          <table:table-cell/>
          <table:table-cell office:value-type="float" office:value="14400000">
            <text:p>14400000</text:p>
          </table:table-cell>
          <table:table-cell office:value-type="float" office:value="1293825738.13431">
            <text:p>1293825738.13431</text:p>
          </table:table-cell>
          <table:table-cell office:value-type="float" office:value="721350">
            <text:p>721350</text:p>
          </table:table-cell>
          <table:table-cell/>
        </table:table-row>
        <table:table-row table:style-name="ro1">
          <table:table-cell/>
          <table:table-cell office:value-type="float" office:value="14500000">
            <text:p>14500000</text:p>
          </table:table-cell>
          <table:table-cell office:value-type="float" office:value="1293825767.3624">
            <text:p>1293825767.3624</text:p>
          </table:table-cell>
          <table:table-cell office:value-type="float" office:value="722552">
            <text:p>722552</text:p>
          </table:table-cell>
          <table:table-cell/>
        </table:table-row>
        <table:table-row table:style-name="ro1">
          <table:table-cell/>
          <table:table-cell office:value-type="float" office:value="14600000">
            <text:p>14600000</text:p>
          </table:table-cell>
          <table:table-cell office:value-type="float" office:value="1293825798.58351">
            <text:p>1293825798.58351</text:p>
          </table:table-cell>
          <table:table-cell office:value-type="float" office:value="723787">
            <text:p>723787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1">12/31/2010</text:date>, <text:time>22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lomi Fish</meta:initial-creator>
    <meta:creation-date>2010-12-31T22:04:21</meta:creation-date>
    <dc:date>2010-12-31T22:09:09</dc:date>
    <dc:creator>Shlomi Fish</dc:creator>
    <meta:editing-duration>PT00H04M50S</meta:editing-duration>
    <meta:editing-cycles>1</meta:editing-cycles>
    <meta:document-statistic meta:table-count="3" meta:cell-count="441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6cm" svg:height="11.909cm" xlink:href=".." chart:class="chart:scatter" chart:style-name="ch1">
        <chart:title svg:x="6.344cm" svg:y="0.239cm" chart:style-name="ch2">
          <text:p>fc-solve's RAM Consumption</text:p>
        </chart:title>
        <chart:legend chart:legend-position="end" svg:x="15.962cm" svg:y="5.672cm" chart:style-name="ch3"/>
        <chart:plot-area chart:style-name="ch4" table:cell-range-address="Sheet1.B2:Sheet1.B147 Sheet1.D2:Sheet1.D147" svg:x="0.525cm" svg:y="0.98cm" svg:width="15.075cm" svg:height="10.416cm">
          <chart:axis chart:dimension="x" chart:name="primary-x" chart:style-name="ch5">
            <chart:title svg:x="7.673cm" svg:y="11.062cm" chart:style-name="ch6">
              <text:p>Iterations</text:p>
            </chart:title>
          </chart:axis>
          <chart:axis chart:dimension="y" chart:name="primary-y" chart:style-name="ch5">
            <chart:title svg:x="0.364cm" svg:y="6.749cm" chart:style-name="ch7">
              <text:p>RSS Pages</text:p>
            </chart:title>
            <chart:grid chart:style-name="ch8" chart:class="major"/>
          </chart:axis>
          <chart:series chart:style-name="ch9" chart:values-cell-range-address="Sheet1.D2:Sheet1.D147" chart:class="chart:scatter">
            <chart:domain table:cell-range-address="Sheet1.B2:Sheet1.B147"/>
            <chart:data-point chart:repeated="1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Sheet1.B2:Sheet1.B147">100000</text:p>
              </table:table-cell>
              <table:table-cell office:value-type="float" office:value="13158">
                <text:p text:id="Sheet1.D2:Sheet1.D147">13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24484">
                <text:p>24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45707">
                <text:p>45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56026">
                <text:p>56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66000">
                <text:p>6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75859">
                <text:p>75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85627">
                <text:p>85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95027">
                <text:p>95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04095">
                <text:p>104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113342">
                <text:p>113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122129">
                <text:p>122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131147">
                <text:p>131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140049">
                <text:p>140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149204">
                <text:p>149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158404">
                <text:p>158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167531">
                <text:p>167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176476">
                <text:p>176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185799">
                <text:p>185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195484">
                <text:p>195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205634">
                <text:p>205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216102">
                <text:p>216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226585">
                <text:p>226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237372">
                <text:p>2373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248271">
                <text:p>248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259247">
                <text:p>259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270375">
                <text:p>270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281145">
                <text:p>2811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292216">
                <text:p>292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303317">
                <text:p>303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314247">
                <text:p>314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325412">
                <text:p>325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336404">
                <text:p>336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339988">
                <text:p>339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343516">
                <text:p>343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346922">
                <text:p>3469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350487">
                <text:p>350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354002">
                <text:p>354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357542">
                <text:p>357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361188">
                <text:p>361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364698">
                <text:p>364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368093">
                <text:p>368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371605">
                <text:p>371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375185">
                <text:p>375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378731">
                <text:p>3787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382255">
                <text:p>382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385845">
                <text:p>385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389487">
                <text:p>389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393001">
                <text:p>393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396540">
                <text:p>3965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399905">
                <text:p>3999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403447">
                <text:p>403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407010">
                <text:p>4070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410574">
                <text:p>410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414093">
                <text:p>4140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417641">
                <text:p>417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421331">
                <text:p>421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424745">
                <text:p>424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427973">
                <text:p>4279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431501">
                <text:p>4315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435065">
                <text:p>435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438573">
                <text:p>438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441978">
                <text:p>441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445529">
                <text:p>445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449070">
                <text:p>4490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452738">
                <text:p>452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456291">
                <text:p>456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459828">
                <text:p>4598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463393">
                <text:p>463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466888">
                <text:p>4668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470592">
                <text:p>470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473807">
                <text:p>473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477112">
                <text:p>477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480390">
                <text:p>4803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483793">
                <text:p>4837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487235">
                <text:p>487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490744">
                <text:p>490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494160">
                <text:p>4941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497756">
                <text:p>497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501185">
                <text:p>501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504744">
                <text:p>5047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508296">
                <text:p>5082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511813">
                <text:p>5118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515357">
                <text:p>515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519065">
                <text:p>5190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522609">
                <text:p>5226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526179">
                <text:p>5261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529694">
                <text:p>5296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533227">
                <text:p>533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536752">
                <text:p>5367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539881">
                <text:p>5398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543255">
                <text:p>543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546025">
                <text:p>546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549488">
                <text:p>549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552830">
                <text:p>5528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555978">
                <text:p>5559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559603">
                <text:p>559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563076">
                <text:p>5630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566511">
                <text:p>5665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569956">
                <text:p>5699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00">
                <text:p>10100000</text:p>
              </table:table-cell>
              <table:table-cell office:value-type="float" office:value="573441">
                <text:p>5734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00">
                <text:p>10200000</text:p>
              </table:table-cell>
              <table:table-cell office:value-type="float" office:value="577035">
                <text:p>577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00">
                <text:p>10300000</text:p>
              </table:table-cell>
              <table:table-cell office:value-type="float" office:value="580611">
                <text:p>5806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00">
                <text:p>10400000</text:p>
              </table:table-cell>
              <table:table-cell office:value-type="float" office:value="584223">
                <text:p>5842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00">
                <text:p>10500000</text:p>
              </table:table-cell>
              <table:table-cell office:value-type="float" office:value="587745">
                <text:p>587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00">
                <text:p>10600000</text:p>
              </table:table-cell>
              <table:table-cell office:value-type="float" office:value="591320">
                <text:p>5913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00">
                <text:p>10700000</text:p>
              </table:table-cell>
              <table:table-cell office:value-type="float" office:value="594772">
                <text:p>5947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00">
                <text:p>10800000</text:p>
              </table:table-cell>
              <table:table-cell office:value-type="float" office:value="598413">
                <text:p>5984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00">
                <text:p>10900000</text:p>
              </table:table-cell>
              <table:table-cell office:value-type="float" office:value="601981">
                <text:p>601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00">
                <text:p>11000000</text:p>
              </table:table-cell>
              <table:table-cell office:value-type="float" office:value="605514">
                <text:p>6055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00">
                <text:p>11100000</text:p>
              </table:table-cell>
              <table:table-cell office:value-type="float" office:value="609018">
                <text:p>6090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00">
                <text:p>11200000</text:p>
              </table:table-cell>
              <table:table-cell office:value-type="float" office:value="612596">
                <text:p>6125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00">
                <text:p>11300000</text:p>
              </table:table-cell>
              <table:table-cell office:value-type="float" office:value="616159">
                <text:p>6161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00">
                <text:p>11400000</text:p>
              </table:table-cell>
              <table:table-cell office:value-type="float" office:value="619651">
                <text:p>6196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00">
                <text:p>11500000</text:p>
              </table:table-cell>
              <table:table-cell office:value-type="float" office:value="623074">
                <text:p>6230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00">
                <text:p>11600000</text:p>
              </table:table-cell>
              <table:table-cell office:value-type="float" office:value="625985">
                <text:p>6259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00">
                <text:p>11700000</text:p>
              </table:table-cell>
              <table:table-cell office:value-type="float" office:value="629307">
                <text:p>629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00">
                <text:p>11800000</text:p>
              </table:table-cell>
              <table:table-cell office:value-type="float" office:value="632376">
                <text:p>632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00">
                <text:p>11900000</text:p>
              </table:table-cell>
              <table:table-cell office:value-type="float" office:value="635015">
                <text:p>635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00">
                <text:p>12000000</text:p>
              </table:table-cell>
              <table:table-cell office:value-type="float" office:value="638391">
                <text:p>638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00">
                <text:p>12100000</text:p>
              </table:table-cell>
              <table:table-cell office:value-type="float" office:value="641328">
                <text:p>6413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00">
                <text:p>12200000</text:p>
              </table:table-cell>
              <table:table-cell office:value-type="float" office:value="644683">
                <text:p>6446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00">
                <text:p>12300000</text:p>
              </table:table-cell>
              <table:table-cell office:value-type="float" office:value="647815">
                <text:p>647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00">
                <text:p>12400000</text:p>
              </table:table-cell>
              <table:table-cell office:value-type="float" office:value="651315">
                <text:p>6513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00">
                <text:p>12500000</text:p>
              </table:table-cell>
              <table:table-cell office:value-type="float" office:value="654757">
                <text:p>654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00">
                <text:p>12600000</text:p>
              </table:table-cell>
              <table:table-cell office:value-type="float" office:value="658299">
                <text:p>6582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00">
                <text:p>12700000</text:p>
              </table:table-cell>
              <table:table-cell office:value-type="float" office:value="661648">
                <text:p>6616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00">
                <text:p>12800000</text:p>
              </table:table-cell>
              <table:table-cell office:value-type="float" office:value="665172">
                <text:p>6651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00">
                <text:p>12900000</text:p>
              </table:table-cell>
              <table:table-cell office:value-type="float" office:value="668668">
                <text:p>6686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00">
                <text:p>13000000</text:p>
              </table:table-cell>
              <table:table-cell office:value-type="float" office:value="672048">
                <text:p>6720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00">
                <text:p>13100000</text:p>
              </table:table-cell>
              <table:table-cell office:value-type="float" office:value="675575">
                <text:p>6755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00">
                <text:p>13200000</text:p>
              </table:table-cell>
              <table:table-cell office:value-type="float" office:value="679070">
                <text:p>6790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00">
                <text:p>13300000</text:p>
              </table:table-cell>
              <table:table-cell office:value-type="float" office:value="682656">
                <text:p>682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00">
                <text:p>13400000</text:p>
              </table:table-cell>
              <table:table-cell office:value-type="float" office:value="686242">
                <text:p>6862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00">
                <text:p>13500000</text:p>
              </table:table-cell>
              <table:table-cell office:value-type="float" office:value="689830">
                <text:p>6898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00">
                <text:p>13600000</text:p>
              </table:table-cell>
              <table:table-cell office:value-type="float" office:value="693207">
                <text:p>6932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00">
                <text:p>13700000</text:p>
              </table:table-cell>
              <table:table-cell office:value-type="float" office:value="696711">
                <text:p>6967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00">
                <text:p>13800000</text:p>
              </table:table-cell>
              <table:table-cell office:value-type="float" office:value="700089">
                <text:p>7000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00">
                <text:p>13900000</text:p>
              </table:table-cell>
              <table:table-cell office:value-type="float" office:value="703606">
                <text:p>7036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00">
                <text:p>14000000</text:p>
              </table:table-cell>
              <table:table-cell office:value-type="float" office:value="707176">
                <text:p>7071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00">
                <text:p>14100000</text:p>
              </table:table-cell>
              <table:table-cell office:value-type="float" office:value="710690">
                <text:p>7106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00">
                <text:p>14200000</text:p>
              </table:table-cell>
              <table:table-cell office:value-type="float" office:value="714321">
                <text:p>7143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00">
                <text:p>14300000</text:p>
              </table:table-cell>
              <table:table-cell office:value-type="float" office:value="717827">
                <text:p>7178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00">
                <text:p>14400000</text:p>
              </table:table-cell>
              <table:table-cell office:value-type="float" office:value="721350">
                <text:p>7213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00">
                <text:p>14500000</text:p>
              </table:table-cell>
              <table:table-cell office:value-type="float" office:value="722552">
                <text:p>7225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00">
                <text:p>14600000</text:p>
              </table:table-cell>
              <table:table-cell office:value-type="float" office:value="723787">
                <text:p>723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